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2917in" fo:margin-right="0in" fo:text-align="end" style:justify-single-word="false" fo:text-indent="0in" style:auto-text-indent="false" style:page-number="auto" fo:background-color="transparent"/>
      <style:text-properties officeooo:rsid="001356ba" officeooo:paragraph-rsid="001356ba"/>
    </style:style>
    <style:style style:name="P2" style:family="paragraph" style:parent-style-name="Standard">
      <loext:graphic-properties draw:fill="none"/>
      <style:paragraph-properties fo:margin-left="0.2917in" fo:margin-right="0in" fo:text-align="end" style:justify-single-word="false" fo:text-indent="0in" style:auto-text-indent="false" fo:background-color="transparent"/>
      <style:text-properties officeooo:rsid="001356ba" officeooo:paragraph-rsid="001356ba"/>
    </style:style>
    <style:style style:name="P3" style:family="paragraph" style:parent-style-name="Standard">
      <loext:graphic-properties draw:fill="none"/>
      <style:paragraph-properties fo:margin-left="0.2917in" fo:margin-right="0in" fo:text-align="end" style:justify-single-word="false" fo:text-indent="0in" style:auto-text-indent="false" fo:background-color="transparent"/>
      <style:text-properties officeooo:rsid="0013d71d" officeooo:paragraph-rsid="0013d71d"/>
    </style:style>
    <style:style style:name="P4" style:family="paragraph" style:parent-style-name="Standard">
      <loext:graphic-properties draw:fill="none"/>
      <style:paragraph-properties fo:margin-left="0.2917in" fo:margin-right="0in" fo:text-align="end" style:justify-single-word="false" fo:text-indent="0in" style:auto-text-indent="false" fo:background-color="transparent"/>
      <style:text-properties officeooo:rsid="00153899" officeooo:paragraph-rsid="00153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ستفاده از git و روش کار با آن</text:p>
      <text:p text:style-name="P2">جهت ایجاد و شروع کار با git به فلدر مد نظر خود رفته و دستور git init را داخل ترمینال وارد میکنیم.</text:p>
      <text:p text:style-name="P3">با استفاده از دستور git status میتوانیم حالت اینکه فایل های ما توسط گیت track شدن یا نه را ببینیم.</text:p>
      <text:p text:style-name="P4">برای اینکه یک فایل به حالت track در بیایید باید آن را به گیت اضافه کنیم بدین منظور از دستور git add FILENAME/FOLDERNAME استفاده کنیم برای اینکه بگیم فلدر جاری را به گیت اضافه کنیم میتوانیم پس از دستور git add نکته اضافه کنی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.2917in" fo:margin-right="0in" fo:text-align="end" style:justify-single-word="false" fo:text-indent="0in" style:auto-text-indent="false" fo:background-color="transparent" style:writing-mode="rl-tb"/>
      <style:text-properties officeooo:rsid="00153899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98in" fo:margin-bottom="0.3283in" fo:margin-left="0.4165in" fo:margin-right="0.4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1:36:30.011097710</meta:creation-date>
    <dc:title>default Rules</dc:title>
    <meta:editing-duration>PT12M13S</meta:editing-duration>
    <meta:editing-cycles>3</meta:editing-cycles>
    <meta:generator>LibreOffice/6.0.7.3$Linux_X86_64 LibreOffice_project/00m0$Build-3</meta:generator>
    <dc:date>2019-11-03T22:10:23.527057773</dc:date>
    <meta:document-statistic meta:table-count="0" meta:image-count="0" meta:object-count="0" meta:page-count="1" meta:paragraph-count="4" meta:word-count="94" meta:character-count="450" meta:non-whitespace-character-count="360"/>
    <meta:template xlink:type="simple" xlink:actuate="onRequest" xlink:title="default Rules" xlink:href="../../Templates/default%20Rules.ott" meta:date="2019-11-03T21:36:29.270707498"/>
  </office:meta>
</office:document-meta>
</file>